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table:align="margins" style:shadow="none"/>
    </style:style>
    <style:style style:name="Tabella1.A" style:family="table-column">
      <style:table-column-properties style:column-width="4.999cm" style:rel-column-width="2834*"/>
    </style:style>
    <style:style style:name="Tabella1.B" style:family="table-column">
      <style:table-column-properties style:column-width="4.101cm" style:rel-column-width="2325*"/>
    </style:style>
    <style:style style:name="Tabella1.C" style:family="table-column">
      <style:table-column-properties style:column-width="3.889cm" style:rel-column-width="2205*"/>
    </style:style>
    <style:style style:name="Tabella1.D" style:family="table-column">
      <style:table-column-properties style:column-width="4.022cm" style:rel-column-width="2280*"/>
    </style:style>
    <style:style style:name="Tabella1.E" style:family="table-column">
      <style:table-column-properties style:column-width="2.992cm" style:rel-column-width="1696*"/>
    </style:style>
    <style:style style:name="Tabel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3465a4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3465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5d28" officeooo:paragraph-rsid="001d5d28"/>
    </style:style>
    <style:style style:name="P2" style:family="paragraph" style:parent-style-name="Table_20_Contents">
      <style:paragraph-properties fo:text-align="center" style:justify-single-word="false"/>
      <style:text-properties fo:color="#336699" style:font-name="Verdana" fo:font-size="12pt" fo:font-weight="bold" officeooo:rsid="001d5d28" officeooo:paragraph-rsid="001d5d28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officeooo:rsid="001ebfb4" officeooo:paragraph-rsid="001ebfb4"/>
    </style:style>
    <style:style style:name="P4" style:family="paragraph" style:parent-style-name="Table_20_Contents">
      <style:text-properties fo:color="#ffffff" fo:font-size="9pt" fo:font-weight="bold" officeooo:rsid="001ebfb4" officeooo:paragraph-rsid="001ebfb4" style:font-name-asian="SimSun" style:font-size-asian="9pt" style:font-weight-asian="bold" style:font-name-complex="Tahoma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ebfb4" officeooo:paragraph-rsid="001ebfb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ebfb4" officeooo:paragraph-rsid="00302b0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1ecec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1ebfb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2180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36b8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29caf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1ebfb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1ebfb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3c7c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ebfb4" officeooo:paragraph-rsid="001ebf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ebfb4" officeooo:paragraph-rsid="00302b0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bold" officeooo:rsid="0041ec40" officeooo:paragraph-rsid="0041ec4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ebfb4" officeooo:paragraph-rsid="0041ec4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1ea03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for each="agent, item in get_objects(data).iteritems(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table:number-columns-spanned="5" office:value-type="string">
              <text:p text:style-name="P6">Agente: <text:span text:style-name="T1"><text:placeholder text:placeholder-type="text">&lt;agent.name&gt;</text:placeholder></text:span><text:span text:style-name="T1"> </text:span><text:span text:style-name="T2">(commissione fissa: </text:span><text:span text:style-name="T1"><text:placeholder text:placeholder-type="text">&lt;agent.commission&gt;</text:placeholder></text:span><text:span text:style-name="T1">%</text:span><text:span text:style-name="T2">)</text:span></text:p>
              <text:p text:style-name="P6"><text:span text:style-name="T2"/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">Rif. DDT</text:p>
            </table:table-cell>
            <table:table-cell table:style-name="Tabella1.A2" office:value-type="string">
              <text:p text:style-name="P4">Prodotto</text:p>
            </table:table-cell>
            <table:table-cell table:style-name="Tabella1.A2" office:value-type="string">
              <text:p text:style-name="P4">Calcolo</text:p>
            </table:table-cell>
            <table:table-cell table:style-name="Tabella1.A2" office:value-type="string">
              <text:p text:style-name="P4">Base</text:p>
            </table:table-cell>
            <table:table-cell table:style-name="Tabella1.E2" office:value-type="string">
              <text:p text:style-name="P4">Valore</text:p>
            </table:table-cell>
          </table:table-row>
        </table:table-header-rows>
        <table:table-row>
          <table:table-cell table:style-name="Tabella1.A3" table:number-columns-spanned="5" office:value-type="string">
            <text:p text:style-name="P12"><text:placeholder text:placeholder-type="text">&lt;for each="row in item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14"><text:placeholder text:placeholder-type="text">&lt;row.order_id.name&gt;</text:placeholder></text:p>
          </table:table-cell>
          <table:table-cell table:style-name="Tabella1.B4" office:value-type="string">
            <text:p text:style-name="P7"><text:placeholder text:placeholder-type="text">&lt;row.product_id.default_code&gt;</text:placeholder></text:p>
          </table:table-cell>
          <table:table-cell table:style-name="Tabella1.C4" office:value-type="string">
            <text:p text:style-name="P11"><text:placeholder text:placeholder-type="text">&lt;"%s (- %s)" % (row.price_unit, row.discount) if row.discount else row.price_unit&gt;</text:placeholder></text:p>
          </table:table-cell>
          <table:table-cell table:style-name="Tabella1.D4" office:value-type="string">
            <text:p text:style-name="P9"><text:placeholder text:placeholder-type="text">&lt;formatLang(row.commission_net if row.commission_net else row.price_subtotal)&gt;</text:placeholder></text:p>
          </table:table-cell>
          <table:table-cell table:style-name="Tabella1.E4" office:value-type="string">
            <text:p text:style-name="P10"><text:placeholder text:placeholder-type="text">&lt;formatLang(add_counter('row',row.commission_net if row.commission_net else row.price_subtotal * agent.commission / 100.0,True))&gt;</text:placeholder></text:p>
          </table:table-cell>
        </table:table-row>
        <table:table-row>
          <table:table-cell table:style-name="Tabella1.A5" table:number-columns-spanned="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17">Totale</text:p>
          </table:table-cell>
          <table:covered-table-cell/>
          <table:covered-table-cell/>
          <table:covered-table-cell/>
          <table:table-cell table:style-name="Tabella1.E6" office:value-type="string">
            <text:p text:style-name="P18"><text:placeholder text:placeholder-type="text">&lt;formatLang(get_counter('row'))&gt;</text:placeholder></text:p>
          </table:table-cell>
        </table:table-row>
      </table:table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413cm" style:rel-column-width="1935*"/>
    </style:style>
    <style:style style:name="Tabella2.B" style:family="table-column">
      <style:table-column-properties style:column-width="16.589cm" style:rel-column-width="940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officeooo:rsid="001d5d28" officeooo:paragraph-rsid="001d5d28"/>
    </style:style>
    <style:style style:name="MP2" style:family="paragraph" style:parent-style-name="Table_20_Contents">
      <style:paragraph-properties fo:text-align="center" style:justify-single-word="false"/>
      <style:text-properties fo:color="#336699" style:font-name="Verdana" fo:font-size="12pt" fo:font-weight="bold" officeooo:rsid="001d5d28" officeooo:paragraph-rsid="001d5d28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officeooo:rsid="001ebfb4" officeooo:paragraph-rsid="001ebfb4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0.499cm" fo:margin-right="0.499cm" fo:border="none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1"><draw:frame draw:style-name="Mfr1" draw:name="immagini1" text:anchor-type="as-char" svg:y="-0.069cm" svg:width="3cm" svg:height="1.101cm" draw:z-index="0"><draw:image xlink:href="Pictures/100000000000009600000037A52F2515.jpg" xlink:type="simple" xlink:show="embed" xlink:actuate="onLoad"/></draw:frame></text:p>
            </table:table-cell>
            <table:table-cell table:style-name="Tabella2.B1" office:value-type="string">
              <text:p text:style-name="MP2">COMMISSIONI AGENTI</text:p>
            </table:table-cell>
          </table:table-row>
          <table:table-row>
            <table:table-cell table:style-name="Tabella2.A2" table:number-columns-spanned="2" office:value-type="string">
              <text:p text:style-name="MP3">Filtro: </text:p>
            </table:table-cell>
            <table:covered-table-cell/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05T18:38:14.704405086</dc:date>
    <meta:editing-duration>P1DT5H33M4S</meta:editing-duration>
    <meta:editing-cycles>308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20" meta:word-count="53" meta:character-count="538" meta:non-whitespace-character-count="503"/>
    <meta:user-defined meta:name="Info 1"/>
    <meta:user-defined meta:name="Info 2"/>
    <meta:user-defined meta:name="Info 3"/>
    <meta:user-defined meta:name="Info 4"/>
  </office:meta>
</office:document-meta>
</file>